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831cm" svg:height="1.827cm" svg:x="1.822cm" svg:y="3.595cm">
          <draw:text-box>
            <text:p text:style-name="P1"><text:span text:style-name="T1">A</text:span></text:p>
            <text:p text:style-name="P1"><text:span text:style-name="T1"/></text:p>
            <text:p text:style-name="P1"><text:span text:style-name="T2">O <text:s text:c="4"/></text:span></text:p>
            <text:p text:style-name="P1"><text:span text:style-name="T2">Gott <text:s text:c="2"/>es</text:span></text:p>
          </draw:text-box>
        </draw:frame>
        <draw:frame draw:style-name="gr2" draw:text-style-name="P3" draw:layer="layout" svg:width="1.319cm" svg:height="1.039cm" svg:x="2.031cm" svg:y="1.214cm">
          <draw:text-box>
            <text:p text:style-name="P1"><text:span text:style-name="T2">O</text:span></text:p>
            <text:p text:style-name="P1"><text:span text:style-name="T2">Sohn</text:span></text:p>
          </draw:text-box>
        </draw:frame>
        <draw:line draw:style-name="gr3" draw:text-style-name="P1" draw:layer="layout" svg:x1="2.75cm" svg:y1="3.614cm" svg:x2="2.75cm" svg:y2="2.114cm">
          <text:p/>
        </draw:line>
        <draw:frame draw:style-name="gr4" draw:text-style-name="P4" draw:layer="layout" svg:width="2.798cm" svg:height="0.645cm" svg:x="1.336cm" svg:y="0.45cm">
          <draw:text-box>
            <text:p><text:span text:style-name="T3">Gottes Sohn</text:span></text:p>
          </draw:text-box>
        </draw:frame>
        <draw:line draw:style-name="gr3" draw:text-style-name="P1" draw:layer="layout" svg:x1="2.036cm" svg:y1="4.295cm" svg:x2="3.536cm" svg:y2="4.295cm">
          <text:p/>
        </draw:line>
        <draw:line draw:style-name="gr3" draw:text-style-name="P1" draw:layer="layout" svg:x1="2.837cm" svg:y1="5.082cm" svg:x2="2.836cm" svg:y2="4.295cm">
          <text:p/>
        </draw:line>
        <draw:line draw:style-name="gr3" draw:text-style-name="P1" draw:layer="layout" svg:x1="3.036cm" svg:y1="5.295cm" svg:x2="2.816cm" svg:y2="5.083cm">
          <text:p/>
        </draw:line>
        <draw:line draw:style-name="gr3" draw:text-style-name="P1" draw:layer="layout" svg:x1="3.541cm" svg:y1="4.283cm" svg:x2="3.636cm" svg:y2="4.169cm">
          <text:p/>
        </draw:line>
        <draw:line draw:style-name="gr3" draw:text-style-name="P1" draw:layer="layout" svg:x1="1.942cm" svg:y1="4.383cm" svg:x2="2.037cm" svg:y2="4.269cm">
          <text:p/>
        </draw:line>
        <draw:frame draw:style-name="gr5" draw:text-style-name="P2" draw:layer="layout" svg:width="3.884cm" svg:height="1.433cm" svg:x="8.767cm" svg:y="2.301cm">
          <draw:text-box>
            <text:p text:style-name="P1"><text:span text:style-name="T1">Translat <text:s text:c="4"/></text:span></text:p>
            <text:p text:style-name="P1"><text:span text:style-name="T2"/></text:p>
            <text:p text:style-name="P1"><text:span text:style-name="T2">translativ Transferend</text:span></text:p>
          </draw:text-box>
        </draw:frame>
        <draw:line draw:style-name="gr3" draw:text-style-name="P1" draw:layer="layout" svg:x1="9.683cm" svg:y1="2.81cm" svg:x2="11.183cm" svg:y2="2.81cm">
          <text:p/>
        </draw:line>
        <draw:line draw:style-name="gr3" draw:text-style-name="P1" draw:layer="layout" svg:x1="10.484cm" svg:y1="3.597cm" svg:x2="10.483cm" svg:y2="2.81cm">
          <text:p/>
        </draw:line>
        <draw:line draw:style-name="gr3" draw:text-style-name="P1" draw:layer="layout" svg:x1="10.483cm" svg:y1="3.598cm" svg:x2="10.263cm" svg:y2="3.81cm">
          <text:p/>
        </draw:line>
        <draw:line draw:style-name="gr3" draw:text-style-name="P1" draw:layer="layout" svg:x1="11.188cm" svg:y1="2.798cm" svg:x2="11.283cm" svg:y2="2.684cm">
          <text:p/>
        </draw:line>
        <draw:line draw:style-name="gr3" draw:text-style-name="P1" draw:layer="layout" svg:x1="9.589cm" svg:y1="2.898cm" svg:x2="9.684cm" svg:y2="2.784cm">
          <text:p/>
        </draw:line>
        <draw:frame draw:style-name="gr5" draw:text-style-name="P2" draw:layer="layout" svg:width="1.929cm" svg:height="1.827cm" svg:x="5.592cm" svg:y="3.539cm">
          <draw:text-box>
            <text:p text:style-name="P1"><text:span text:style-name="T1">A</text:span></text:p>
            <text:p text:style-name="P1"><text:span text:style-name="T1"/></text:p>
            <text:p text:style-name="P1"><text:span text:style-name="T2"><text:s text:c="8"/></text:span><text:span text:style-name="T2">O</text:span></text:p>
            <text:p text:style-name="P1"><text:span text:style-name="T2">von <text:s/>Gott</text:span></text:p>
          </draw:text-box>
        </draw:frame>
        <draw:frame draw:style-name="gr2" draw:text-style-name="P3" draw:layer="layout" svg:width="1.319cm" svg:height="1.039cm" svg:x="5.914cm" svg:y="1.076cm">
          <draw:text-box>
            <text:p text:style-name="P1"><text:span text:style-name="T2">O</text:span></text:p>
            <text:p text:style-name="P1"><text:span text:style-name="T2">Sohn</text:span></text:p>
          </draw:text-box>
        </draw:frame>
        <draw:line draw:style-name="gr3" draw:text-style-name="P1" draw:layer="layout" svg:x1="6.595cm" svg:y1="3.576cm" svg:x2="6.595cm" svg:y2="2.076cm">
          <text:p/>
        </draw:line>
        <draw:frame draw:style-name="gr4" draw:text-style-name="P4" draw:layer="layout" svg:width="2.798cm" svg:height="0.645cm" svg:x="5.181cm" svg:y="0.412cm">
          <draw:text-box>
            <text:p><text:span text:style-name="T3">Sohn von Gott</text:span></text:p>
          </draw:text-box>
        </draw:frame>
        <draw:line draw:style-name="gr3" draw:text-style-name="P1" draw:layer="layout" svg:x1="5.781cm" svg:y1="4.257cm" svg:x2="7.281cm" svg:y2="4.257cm">
          <text:p/>
        </draw:line>
        <draw:line draw:style-name="gr3" draw:text-style-name="P1" draw:layer="layout" svg:x1="6.582cm" svg:y1="5.044cm" svg:x2="6.581cm" svg:y2="4.257cm">
          <text:p/>
        </draw:line>
        <draw:line draw:style-name="gr3" draw:text-style-name="P1" draw:layer="layout" svg:x1="6.581cm" svg:y1="5.045cm" svg:x2="6.361cm" svg:y2="5.257cm">
          <text:p/>
        </draw:line>
        <draw:line draw:style-name="gr3" draw:text-style-name="P1" draw:layer="layout" svg:x1="7.286cm" svg:y1="4.245cm" svg:x2="7.381cm" svg:y2="4.131cm">
          <text:p/>
        </draw:line>
        <draw:line draw:style-name="gr3" draw:text-style-name="P1" draw:layer="layout" svg:x1="5.687cm" svg:y1="4.345cm" svg:x2="5.782cm" svg:y2="4.2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2T02:23:51</dc:date>
    <dc:creator>artur </dc:creator>
    <meta:editing-duration>PT05H19M07S</meta:editing-duration>
    <meta:editing-cycles>1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24"/>
  </office:meta>
</office:document-meta>
</file>